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fo:font-variant="normal" fo:text-transform="none" style:font-name="Calibri Light" fo:font-size="14pt" fo:letter-spacing="normal" fo:font-style="normal" fo:font-weight="bold" officeooo:paragraph-rsid="0021b5af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padding="0cm" fo:border="none"/>
      <style:text-properties style:font-name="Calibri Light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Calibri Light" fo:letter-spacing="normal" fo:font-style="normal"/>
    </style:style>
    <style:style style:name="T2" style:family="text">
      <style:text-properties fo:font-variant="normal" fo:text-transform="none" style:font-name="Calibri Ligh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Calibri Light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letter-spacing="normal" fo:font-style="normal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ласс Employee имеет атрибуты name (имя) и id (идентификатор). У класса Manager есть дополнительный атрибут dep_id (идентификатор отдела) и метод manage_project (управление проектом). Класс Technician имеет атрибут specialization (специализация) и метод perform_maintenance (выполнение обслуживания).</text:p>
      <text:p text:style-name="P3"/>
      <text:p text:style-name="P3">Класс TechManager наследует от классов Manager и Technician. У него есть список сотрудников (employees), метод добавления сотрудника (add_employee) и метод получения информации о команде (get_team_info), который выводит информацию о руководителе команды и всех сотрудниках.</text:p>
      <text:p text:style-name="P3"/>
      <text:p text:style-name="P3">В коде создается объект TechManager (tm) и объект Manager (m), который добавляется в команду TechManager. Затем вызываются методы perform_maintenance (выполнение обслуживания) у TechManager и manage_project (управление проектом) у Manager. Наконец, вызывается метод get_team_info, который выводит информацию о руководителе, сотрудниках и их специализации.</text:p>
      <text:p text:style-name="P2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54:04.144000000</dc:date>
    <meta:editing-duration>PT15M18S</meta:editing-duration>
    <meta:editing-cycles>6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3" meta:word-count="110" meta:character-count="928" meta:non-whitespace-character-count="821"/>
  </office:meta>
</office:document-meta>
</file>